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text-properties fo:color="#999999" fo:font-size="10pt" officeooo:rsid="000d904f" officeooo:paragraph-rsid="000d904f" style:font-size-asian="10pt" style:font-size-complex="10pt"/>
    </style:style>
    <style:style style:name="P2" style:family="paragraph" style:parent-style-name="Header">
      <style:paragraph-properties fo:text-align="start" style:justify-single-word="false"/>
      <style:text-properties fo:color="#808080" officeooo:paragraph-rsid="002307de"/>
    </style:style>
    <style:style style:name="P3" style:family="paragraph" style:parent-style-name="Header">
      <style:paragraph-properties fo:text-align="justify" style:justify-single-word="false"/>
      <style:text-properties fo:color="#808080" officeooo:paragraph-rsid="002307de"/>
    </style:style>
    <style:style style:name="P4" style:family="paragraph" style:parent-style-name="Standard">
      <style:paragraph-properties fo:text-align="start" style:justify-single-word="false"/>
      <style:text-properties fo:font-size="11pt" fo:font-style="normal" fo:font-weight="normal" officeooo:rsid="000c393c" officeooo:paragraph-rsid="0018d27a" style:font-size-asian="11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fo:font-size="11pt" fo:font-style="normal" fo:font-weight="normal" officeooo:rsid="0017cede" officeooo:paragraph-rsid="0018d27a" style:font-size-asian="11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fo:font-size="11pt" fo:font-style="normal" fo:font-weight="normal" officeooo:rsid="0018d362" officeooo:paragraph-rsid="0018d362" style:font-size-asian="11pt" style:font-style-asian="normal" style:font-weight-asian="normal" style:font-size-complex="11pt" style:font-style-complex="normal" style:font-weight-complex="normal"/>
    </style:style>
    <style:style style:name="P7" style:family="paragraph" style:parent-style-name="Standard">
      <style:paragraph-properties fo:text-align="center" style:justify-single-word="false"/>
      <style:text-properties fo:font-size="16pt" fo:font-style="normal" fo:font-weight="bold" officeooo:rsid="0012906d" officeooo:paragraph-rsid="0012906d" style:font-size-asian="16pt" style:font-style-asian="normal" style:font-weight-asian="bold" style:font-size-complex="16pt" style:font-style-complex="normal" style:font-weight-complex="bold"/>
    </style:style>
    <style:style style:name="P8" style:family="paragraph" style:parent-style-name="Standard">
      <style:paragraph-properties fo:text-align="center" style:justify-single-word="false"/>
      <style:text-properties fo:font-size="24pt" fo:font-style="normal" fo:font-weight="bold" officeooo:rsid="002a8696" officeooo:paragraph-rsid="002a8696" style:font-size-asian="24pt" style:font-style-asian="normal" style:font-weight-asian="bold" style:font-size-complex="24pt" style:font-style-complex="normal" style:font-weight-complex="bold"/>
    </style:style>
    <style:style style:name="P9" style:family="paragraph" style:parent-style-name="Standard">
      <style:paragraph-properties fo:text-align="center" style:justify-single-word="false"/>
      <style:text-properties fo:font-size="20pt" fo:font-style="normal" fo:font-weight="bold" officeooo:rsid="002b8225" officeooo:paragraph-rsid="002b8225" style:font-size-asian="17.5pt" style:font-style-asian="normal" style:font-weight-asian="bold" style:font-size-complex="20pt" style:font-style-complex="normal" style:font-weight-complex="bold"/>
    </style:style>
    <style:style style:name="P10" style:family="paragraph" style:parent-style-name="Standard">
      <style:paragraph-properties fo:text-align="center" style:justify-single-word="false"/>
      <style:text-properties fo:font-size="18pt" fo:font-style="normal" fo:font-weight="bold" officeooo:rsid="002b8225" officeooo:paragraph-rsid="002b8225" style:font-size-asian="15.75pt" style:font-style-asian="normal" style:font-weight-asian="bold" style:font-size-complex="18pt" style:font-style-complex="normal" style:font-weight-complex="bold"/>
    </style:style>
    <style:style style:name="P11" style:family="paragraph" style:parent-style-name="Text_20_body">
      <style:paragraph-properties fo:line-height="100%"/>
    </style:style>
    <style:style style:name="P12" style:family="paragraph" style:parent-style-name="Text_20_body">
      <style:paragraph-properties fo:margin-top="0in" fo:margin-bottom="0.0201in" loext:contextual-spacing="false" fo:line-height="100%" fo:text-align="justify" style:justify-single-word="false"/>
      <style:text-properties officeooo:rsid="002d4ebc" officeooo:paragraph-rsid="002d4ebc"/>
    </style:style>
    <style:style style:name="P13" style:family="paragraph" style:parent-style-name="Text_20_body">
      <style:paragraph-properties fo:margin-top="0in" fo:margin-bottom="0.0201in" loext:contextual-spacing="false" fo:line-height="100%" fo:text-align="justify" style:justify-single-word="false"/>
      <style:text-properties officeooo:rsid="002d4ebc" officeooo:paragraph-rsid="003745f7"/>
    </style:style>
    <style:style style:name="P14" style:family="paragraph" style:parent-style-name="Text_20_body">
      <style:paragraph-properties fo:margin-top="0in" fo:margin-bottom="0.0201in" loext:contextual-spacing="false" fo:line-height="100%"/>
      <style:text-properties officeooo:rsid="002e3632" officeooo:paragraph-rsid="002e3632"/>
    </style:style>
    <style:style style:name="P15" style:family="paragraph" style:parent-style-name="Text_20_body">
      <style:paragraph-properties fo:margin-top="0in" fo:margin-bottom="0.0201in" loext:contextual-spacing="false" fo:line-height="100%" fo:text-align="justify" style:justify-single-word="false"/>
      <style:text-properties officeooo:rsid="002e3632" officeooo:paragraph-rsid="002e3632"/>
    </style:style>
    <style:style style:name="P16" style:family="paragraph" style:parent-style-name="Text_20_body">
      <style:paragraph-properties fo:margin-top="0in" fo:margin-bottom="0.0201in" loext:contextual-spacing="false" fo:line-height="100%" fo:text-align="justify" style:justify-single-word="false"/>
      <style:text-properties officeooo:rsid="00303404" officeooo:paragraph-rsid="00303404"/>
    </style:style>
    <style:style style:name="P17" style:family="paragraph" style:parent-style-name="Text_20_body">
      <style:paragraph-properties fo:margin-top="0in" fo:margin-bottom="0.0201in" loext:contextual-spacing="false" fo:line-height="100%" fo:text-align="justify" style:justify-single-word="false"/>
      <style:text-properties officeooo:rsid="00303404" officeooo:paragraph-rsid="00313e2a"/>
    </style:style>
    <style:style style:name="P18" style:family="paragraph" style:parent-style-name="Text_20_body">
      <style:paragraph-properties fo:margin-top="0in" fo:margin-bottom="0.0201in" loext:contextual-spacing="false" fo:line-height="100%" fo:text-align="justify" style:justify-single-word="false"/>
      <style:text-properties fo:font-weight="bold" officeooo:rsid="0032e2d5" officeooo:paragraph-rsid="0032e2d5" style:font-weight-asian="bold" style:font-weight-complex="bold"/>
    </style:style>
    <style:style style:name="P19" style:family="paragraph" style:parent-style-name="Text_20_body">
      <style:paragraph-properties fo:margin-top="0in" fo:margin-bottom="0.0201in" loext:contextual-spacing="false" fo:line-height="100%"/>
      <style:text-properties fo:font-weight="bold" officeooo:rsid="0032e2d5" officeooo:paragraph-rsid="0032e2d5" style:font-weight-asian="bold" style:font-weight-complex="bold"/>
    </style:style>
    <style:style style:name="P20" style:family="paragraph" style:parent-style-name="Text_20_body">
      <style:paragraph-properties fo:margin-top="0in" fo:margin-bottom="0.0201in" loext:contextual-spacing="false" fo:line-height="100%"/>
      <style:text-properties fo:font-weight="bold" officeooo:rsid="0033c0ab" officeooo:paragraph-rsid="0033c0ab" style:font-weight-asian="bold" style:font-weight-complex="bold"/>
    </style:style>
    <style:style style:name="P21" style:family="paragraph" style:parent-style-name="Text_20_body">
      <style:paragraph-properties fo:margin-top="0in" fo:margin-bottom="0.0201in" loext:contextual-spacing="false" fo:line-height="100%"/>
      <style:text-properties fo:font-weight="bold" officeooo:rsid="00382b84" officeooo:paragraph-rsid="00382b84" style:font-weight-asian="bold" style:font-weight-complex="bold"/>
    </style:style>
    <style:style style:name="P22" style:family="paragraph" style:parent-style-name="Text_20_body">
      <style:paragraph-properties fo:margin-top="0in" fo:margin-bottom="0.0201in" loext:contextual-spacing="false" fo:line-height="100%"/>
      <style:text-properties fo:font-weight="bold" officeooo:rsid="003a0695" officeooo:paragraph-rsid="003a0695" style:font-weight-asian="bold" style:font-weight-complex="bold"/>
    </style:style>
    <style:style style:name="P23" style:family="paragraph" style:parent-style-name="Text_20_body">
      <style:paragraph-properties fo:margin-top="0in" fo:margin-bottom="0.0201in" loext:contextual-spacing="false" fo:line-height="100%"/>
      <style:text-properties fo:font-weight="normal" officeooo:rsid="0032e2d5" officeooo:paragraph-rsid="0032e2d5" style:font-weight-asian="normal" style:font-weight-complex="normal"/>
    </style:style>
    <style:style style:name="P24" style:family="paragraph" style:parent-style-name="Text_20_body">
      <style:paragraph-properties fo:margin-top="0in" fo:margin-bottom="0.0201in" loext:contextual-spacing="false" fo:line-height="100%"/>
      <style:text-properties fo:font-weight="normal" officeooo:rsid="0033c0ab" officeooo:paragraph-rsid="0033c0ab" style:font-weight-asian="normal" style:font-weight-complex="normal"/>
    </style:style>
    <style:style style:name="P25" style:family="paragraph" style:parent-style-name="Text_20_body">
      <style:paragraph-properties fo:margin-top="0in" fo:margin-bottom="0.0201in" loext:contextual-spacing="false" fo:line-height="100%"/>
      <style:text-properties fo:font-weight="normal" officeooo:rsid="00355cf3" officeooo:paragraph-rsid="00355cf3" style:font-weight-asian="normal" style:font-weight-complex="normal"/>
    </style:style>
    <style:style style:name="P26" style:family="paragraph" style:parent-style-name="Text_20_body">
      <style:paragraph-properties fo:margin-top="0in" fo:margin-bottom="0.0201in" loext:contextual-spacing="false" fo:line-height="100%"/>
      <style:text-properties fo:font-weight="normal" officeooo:rsid="003a0695" officeooo:paragraph-rsid="003a0695" style:font-weight-asian="normal" style:font-weight-complex="normal"/>
    </style:style>
    <style:style style:name="P27" style:family="paragraph" style:parent-style-name="Text_20_body">
      <style:paragraph-properties fo:margin-top="0in" fo:margin-bottom="0.0201in" loext:contextual-spacing="false" fo:line-height="100%" fo:text-align="justify" style:justify-single-word="false"/>
      <style:text-properties officeooo:rsid="00313e2a" officeooo:paragraph-rsid="00313e2a"/>
    </style:style>
    <style:style style:name="P28" style:family="paragraph" style:parent-style-name="Text_20_body">
      <style:paragraph-properties fo:margin-top="0in" fo:margin-bottom="0.0201in" loext:contextual-spacing="false" fo:line-height="100%" fo:text-align="justify" style:justify-single-word="false"/>
      <style:text-properties officeooo:rsid="003d5157" officeooo:paragraph-rsid="003d5157"/>
    </style:style>
    <style:style style:name="T1" style:family="text">
      <style:text-properties fo:font-size="10pt" officeooo:rsid="000d904f" style:font-size-asian="10pt" style:font-size-complex="10pt"/>
    </style:style>
    <style:style style:name="T2" style:family="text">
      <style:text-properties fo:font-size="10pt" officeooo:rsid="00267066" style:font-size-asian="10pt" style:font-size-complex="10pt"/>
    </style:style>
    <style:style style:name="T3" style:family="text">
      <style:text-properties fo:font-size="10pt" officeooo:rsid="00124b3e" style:font-size-asian="10pt" style:font-size-complex="10pt"/>
    </style:style>
    <style:style style:name="T4" style:family="text">
      <style:text-properties fo:font-size="10pt" officeooo:rsid="000e2b85" style:font-size-asian="8.75pt" style:font-size-complex="10pt"/>
    </style:style>
    <style:style style:name="T5" style:family="text">
      <style:text-properties officeooo:rsid="002b8225"/>
    </style:style>
    <style:style style:name="T6" style:family="text">
      <style:text-properties officeooo:rsid="002d7981"/>
    </style:style>
    <style:style style:name="T7" style:family="text">
      <style:text-properties officeooo:rsid="00303404"/>
    </style:style>
    <style:style style:name="T8" style:family="text">
      <style:text-properties officeooo:rsid="00313e2a"/>
    </style:style>
    <style:style style:name="T9" style:family="text">
      <style:text-properties officeooo:rsid="0032e2d5"/>
    </style:style>
    <style:style style:name="T10" style:family="text">
      <style:text-properties fo:font-weight="bold" officeooo:rsid="0032e2d5"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39e19f" style:font-weight-asian="normal" style:font-weight-complex="normal"/>
    </style:style>
    <style:style style:name="T13" style:family="text">
      <style:text-properties officeooo:rsid="0033c0ab"/>
    </style:style>
    <style:style style:name="T14" style:family="text">
      <style:text-properties officeooo:rsid="003b92de"/>
    </style:style>
    <style:style style:name="T15" style:family="text">
      <style:text-properties officeooo:rsid="003d5157"/>
    </style:style>
    <style:style style:name="fr1" style:family="graphic" style:parent-style-name="Frame">
      <style:graphic-properties style:run-through="foreground" style:wrap="run-through" style:number-wrapped-paragraphs="no-limit" style:vertical-pos="top" style:vertical-rel="paragraph" style:horizontal-pos="left" style:horizontal-rel="paragraph" fo:padding="0in" fo:border="none" style:shadow="none" draw:shadow-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Ramka1" text:anchor-type="paragraph" svg:width="1.8638in" draw:z-index="0"><draw:text-box fo:min-height="0.7398in"><text:p text:style-name="P4">Radosław Gniazdowski</text:p><text:p text:style-name="P5">(+48) 505 044 594</text:p><text:p text:style-name="P5">(+48) 698 434 833</text:p><text:p text:style-name="P6">contact@flexigame.com</text:p></draw:text-box></draw:frame></text:p>
      <text:p text:style-name="P7"/>
      <text:p text:style-name="P7"/>
      <text:p text:style-name="P7"/>
      <text:p text:style-name="P8">ScriptSubsystem/<text:span text:style-name="T5">ScriptManager</text:span></text:p>
      <text:p text:style-name="P9">Project plan</text:p>
      <text:p text:style-name="P10">Binding info &amp; LuaPlus usage</text:p>
      <text:p text:style-name="P11"/>
      <text:p text:style-name="P11"/>
      <text:p text:style-name="P12"><text:tab/>List of managers/subsystems that need to be accessible from inside of scripts. <text:span text:style-name="T6">Most if not all managers can have only one instance accessible from the script level. Also inside of the engine only one specific manager instance is created (however it is not made as a singleton / static / global).</text:span></text:p>
      <text:p text:style-name="P12">- <text:span text:style-name="T6">SceneManager2D (or via GfxMain:getScene2D)</text:span></text:p>
      <text:p text:style-name="P13">- <text:span text:style-name="T6">SceneManager3D (or via GfxMain:getScene2D)</text:span></text:p>
      <text:p text:style-name="P12">- <text:span text:style-name="T6">EventManager</text:span></text:p>
      <text:p text:style-name="P12">- <text:span text:style-name="T6">ResourceManager</text:span></text:p>
      <text:p text:style-name="P12">- <text:span text:style-name="T6">WidgetManager</text:span></text:p>
      <text:p text:style-name="P12">- <text:span text:style-name="T6">StyleManager</text:span></text:p>
      <text:p text:style-name="P12">- <text:span text:style-name="T6">ParticleSystem</text:span></text:p>
      <text:p text:style-name="P12">- <text:span text:style-name="T15">ShaderManager</text:span></text:p>
      <text:p text:style-name="P12">- <text:span text:style-name="T7">SoundManager (?)</text:span></text:p>
      <text:p text:style-name="P28"><text:s text:c="4"/></text:p>
      <text:p text:style-name="P15"><text:tab/>Creation of objects/instances that will be managed inside of the engine is only possible via special methods of the corresponding managers. GarbageCollector management of these objects from Lua level will work differently – deletion of the lua object (which was for example a resource) will call dispose on the resource. The handle will remain valid to some level. If another lua object of fgResource is created in can get the same handle as before if it is the same file/data.</text:p>
      <text:p text:style-name="P15"/>
      <text:p text:style-name="P15">In other cases (Widget/Style/Event) GC lua event will also destroy the engine side object and render given handle invalid. Now there is a quite big difficulty to nicely bind specific control functions and objects. There are needed special base classes (abstract) that will provide special level of automation and standard for this task. </text:p>
      <text:p text:style-name="P15"/>
      <text:p text:style-name="P15">Other object types that can be created via Lua (these are not managed inside of any kind manager):</text:p>
      <text:p text:style-name="P15">- Vector4f – This is also fgColor4f/fgColor</text:p>
      <text:p text:style-name="P15">- Vector4i</text:p>
      <text:p text:style-name="P15">- Vector3f</text:p>
      <text:p text:style-name="P15">- Vector3i</text:p>
      <text:p text:style-name="P15">- Vector2f</text:p>
      <text:p text:style-name="P15">- Vector2i</text:p>
      <text:p text:style-name="P15"/>
      <text:p text:style-name="P15">Managed types:</text:p>
      <text:p text:style-name="P15">- Resource (via ResourceManager, resource type is specified via special parameter – optional) – creating a resource object calls in fact ResourceManager's <text:span text:style-name="T7">request function (which returns existing object or creates </text:span><text:soft-page-break/><text:span text:style-name="T7">new one based on the information provided). The same applies to ShaderManager where the object received is a ShaderProgram. Only shader programs as a whole can be managed from lua (and it just goes down to loading specified shaders and passing them to different parts of the engine via name/object/reference/handle)</text:span></text:p>
      <text:p text:style-name="P15"/>
      <text:p text:style-name="P16">Object types that are managed (created only via manager objects):</text:p>
      <text:p text:style-name="P18">Resources:</text:p>
      <text:p text:style-name="P17">- <text:span text:style-name="T8">GfxModel</text:span></text:p>
      <text:p text:style-name="P27">- Texture</text:p>
      <text:p text:style-name="P16">- <text:span text:style-name="T8">Font</text:span></text:p>
      <text:p text:style-name="P16">- <text:span text:style-name="T8">BuiltInFont</text:span></text:p>
      <text:p text:style-name="P16">- <text:span text:style-name="T8">Sound</text:span></text:p>
      <text:p text:style-name="P16">- <text:span text:style-name="T8">Music</text:span></text:p>
      <text:p text:style-name="P16">- <text:span text:style-name="T8">ParticleEffect</text:span></text:p>
      <text:p text:style-name="P16"/>
      <text:p text:style-name="P16"><text:span text:style-name="T10">GUI:</text:span> </text:p>
      <text:p text:style-name="P14">- <text:span text:style-name="T9">Style – style can be loaded only from file – works similar to resources</text:span></text:p>
      <text:p text:style-name="P14"/>
      <text:p text:style-name="P19">Widgets:</text:p>
      <text:p text:style-name="P23">Widgets are not managed in the same way as resources – structure files can be loaded from xml files via WidgetManager. However the structure file is released after that. Widgets created in that fasion are managed which means that destroying (GC) Lua side object will not remove the given widget from the GUI flow.</text:p>
      <text:p text:style-name="P23"/>
      <text:p text:style-name="P23">Widget created in a different fasion (via special new function) is not managed – garbage collection of that object will also delete completely the engine side object. After addition of the Widget to the <text:span text:style-name="T13">WidgetManager – specifying the exact father widget name so the widget will be added in a proper place in the flow. After this the only way to destroy the widget (the object on both sides) – is to explicitly call special destroy function via widget manager.</text:span></text:p>
      <text:p text:style-name="P23"/>
      <text:p text:style-name="P24">Widget types are created via: WidgetTypeName:new()</text:p>
      <text:p text:style-name="P24"/>
      <text:p text:style-name="P20">Important:</text:p>
      <text:p text:style-name="P25">Need special kind of abstract base classes and possibly macros to nice and quickly register Lua metatables via LuaPlus (classes, properties, base classess, member functions etc). For Managers it'll be quite easy. For other types there needs to be some easy checking and management. <text:span text:style-name="T14">However the way I see it, this should be fairly easy. Need just sometimes extra template definitions to be able to pass given object as a parameter and check it's type. Everything else it's just about building metatables. The questios is should this be spread out to specific class definitions or just kept in special files marked as LuaEngineBinding etc...</text:span></text:p>
      <text:p text:style-name="P25"/>
      <text:p text:style-name="P21">Lua callbacks:<text:span text:style-name="T11"> Need some special format for calling Lua functions inside the C++ </text:span><text:span text:style-name="T12">code. </text:span></text:p>
      <text:p text:style-name="P21"/>
      <text:p text:style-name="P22">Event callbacks and input management: <text:span text:style-name="T11">Standard for checking key states / receiving input events etc. GC / cleanup / freeing.</text:span></text:p>
      <text:p text:style-name="P22"/>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6339in" style:type="center"/>
          <style:tab-stop style:position="7.2681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color="#999999" fo:font-size="10pt" officeooo:rsid="000d904f" officeooo:paragraph-rsid="000d904f" style:font-size-asian="10pt" style:font-size-complex="10pt"/>
    </style:style>
    <style:style style:name="MP2" style:family="paragraph" style:parent-style-name="Header">
      <style:paragraph-properties fo:text-align="start" style:justify-single-word="false"/>
      <style:text-properties fo:color="#808080" officeooo:paragraph-rsid="002307de"/>
    </style:style>
    <style:style style:name="MP3" style:family="paragraph" style:parent-style-name="Header">
      <style:paragraph-properties fo:text-align="justify" style:justify-single-word="false"/>
      <style:text-properties fo:color="#808080" officeooo:paragraph-rsid="002307de"/>
    </style:style>
    <style:style style:name="MT1" style:family="text">
      <style:text-properties fo:font-size="10pt" officeooo:rsid="000d904f" style:font-size-asian="10pt" style:font-size-complex="10pt"/>
    </style:style>
    <style:style style:name="MT2" style:family="text">
      <style:text-properties fo:font-size="10pt" officeooo:rsid="00267066" style:font-size-asian="10pt" style:font-size-complex="10pt"/>
    </style:style>
    <style:style style:name="MT3" style:family="text">
      <style:text-properties fo:font-size="10pt" officeooo:rsid="000e2b85" style:font-size-asian="8.75pt" style:font-size-complex="10pt"/>
    </style:style>
    <style:style style:name="MT4" style:family="text">
      <style:text-properties fo:font-size="10pt" officeooo:rsid="00124b3e" style:font-size-asian="10pt" style:font-size-complex="10pt"/>
    </style:style>
    <style:page-layout style:name="Mpm1">
      <style:page-layout-properties fo:page-width="8.2701in" fo:page-height="11.6902in" style:num-format="1" style:print-orientation="portrait" fo:margin-top="0.3335in" fo:margin-bottom="0.503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svg:height="0.3598in" fo:margin-left="0in" fo:margin-right="0in" fo:margin-bottom="0.2in" fo:border-top="none" fo:border-bottom="0.06pt solid #000000" fo:border-left="none" fo:border-right="none" fo:padding="0.0201in" style:shadow="none" style:dynamic-spacing="false"/>
      </style:header-style>
      <style:footer-style>
        <style:header-footer-properties svg:height="0.5618in" fo:margin-left="0in" fo:margin-right="0in" fo:margin-top="0.2in" fo:border-top="0.06pt solid #000000" fo:border-bottom="none" fo:border-left="none" fo:border-right="none" fo:padding="0.0201in" style:shadow="none" style:dynamic-spacing="false"/>
      </style:footer-style>
    </style:page-layout>
  </office:automatic-styles>
  <office:master-styles>
    <style:master-page style:name="Standard" style:page-layout-name="Mpm1">
      <style:header>
        <text:p text:style-name="MP1">FlexiGame: Flexible Game Engine</text:p>
      </style:header>
      <style:footer>
        <text:p text:style-name="MP2"><text:span text:style-name="MT1">FlexiGame: Flexible Game </text:span><text:span text:style-name="MT2">Engine</text:span><text:span text:style-name="MT1"><text:tab/></text:span><text:span text:style-name="MT3">Copyright (C) Radoslaw Gniazdowski <text:tab/>All rights reserved.</text:span></text:p>
        <text:p text:style-name="MP3"><text:span text:style-name="MT3">FlexiGame any related files can not be copied, modified and/or distributed <text:s/>without the express or written consent from the author.</text:span><text:span text:style-name="MT4"><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7T20:30:43.712661570</meta:creation-date>
    <meta:generator>LibreOffice/4.3.6.2$Linux_X86_64 LibreOffice_project/430m0$Build-2</meta:generator>
    <dc:date>2015-03-21T13:20:21.862680430</dc:date>
    <meta:editing-duration>PT13H45M27S</meta:editing-duration>
    <meta:editing-cycles>42</meta:editing-cycles>
    <meta:document-statistic meta:table-count="0" meta:image-count="0" meta:object-count="0" meta:page-count="2" meta:paragraph-count="51" meta:word-count="691" meta:character-count="4352" meta:non-whitespace-character-count="3689"/>
  </office:meta>
</office:document-meta>
</file>